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629cm" fo:min-width="3.059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ot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1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1cm"/>
      <style:paragraph-properties style:writing-mode="lr-tb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-color="#ffffff"/>
      <style:paragraph-properties fo:text-align="center"/>
      <style:text-properties fo:font-size="11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1pt" fo:font-style="italic" style:font-size-asian="11pt" style:font-style-asian="italic" style:font-size-complex="11pt" style:font-style-complex="italic"/>
    </style:style>
    <style:style style:name="P5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>
      <style:text-properties fo:font-size="9pt" fo:font-style="italic" fo:font-weight="bold" style:font-size-asian="9pt" style:font-weight-asian="bold" style:font-size-complex="9pt" style:font-weight-complex="bold"/>
    </style:style>
    <style:style style:name="P7" style:family="paragraph">
      <loext:graphic-properties draw:fill="none" draw:fill-color="#ffffff"/>
      <style:text-properties fo:font-size="9pt" fo:font-style="italic" fo:font-weight="bold" style:font-size-asian="9pt" style:font-weight-asian="bold" style:font-size-complex="9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93cm" svg:height="2.913cm" svg:x="2.508cm" svg:y="5cm">
          <text:p text:style-name="P1">Gnosis</text:p>
          <text:p text:style-name="P1"><text:span text:style-name="T1">Saf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93cm" svg:height="2.913cm" svg:x="8.708cm" svg:y="5cm">
          <text:p text:style-name="P1">OpenZeppelin</text:p>
          <text:p text:style-name="P1"><text:span text:style-name="T1">Timelock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593cm" svg:height="2.913cm" svg:x="15.808cm" svg:y="5cm">
          <text:p text:style-name="P1">OpenZeppelin</text:p>
          <text:p text:style-name="P1"><text:span text:style-name="T1">ERC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93cm" svg:height="2.913cm" svg:x="15.808cm" svg:y="9.7cm">
          <text:p text:style-name="P1">OpenZeppelin</text:p>
          <text:p text:style-name="P1"><text:span text:style-name="T1">ERC1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593cm" svg:height="2.913cm" svg:x="15.808cm" svg:y="14.5cm">
          <text:p text:style-name="P1">OpenZeppelin</text:p>
          <text:p text:style-name="P1"><text:span text:style-name="T1">Governo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101cm" svg:y1="6.456cm" svg:x2="8.708cm" svg:y2="6.456cm" draw:start-shape="id1" draw:start-glue-point="1" draw:end-shape="id2" draw:end-glue-point="3" svg:d="M6101 6456h2607" svg:viewBox="0 0 2608 1">
          <text:p/>
        </draw:connector>
        <draw:connector draw:style-name="gr2" draw:text-style-name="P3" draw:layer="layout" svg:x1="12.301cm" svg:y1="6.456cm" svg:x2="15.808cm" svg:y2="6.456cm" draw:start-shape="id2" draw:start-glue-point="1" draw:end-shape="id3" draw:end-glue-point="3" svg:d="M12301 6456h3507" svg:viewBox="0 0 3508 1">
          <text:p/>
        </draw:connector>
        <draw:connector draw:style-name="gr2" draw:text-style-name="P3" draw:layer="layout" svg:x1="12.301cm" svg:y1="6.456cm" svg:x2="15.808cm" svg:y2="11.156cm" draw:start-shape="id2" draw:start-glue-point="1" draw:end-shape="id4" draw:end-glue-point="3" svg:d="M12301 6456h1753v4700h1754" svg:viewBox="0 0 3508 4701">
          <text:p/>
        </draw:connector>
        <draw:connector draw:style-name="gr2" draw:text-style-name="P3" draw:layer="layout" svg:x1="12.301cm" svg:y1="6.456cm" svg:x2="15.808cm" svg:y2="15.956cm" draw:start-shape="id2" draw:start-glue-point="1" draw:end-shape="id5" svg:d="M12301 6456h1753v9500h1754" svg:viewBox="0 0 3508 9501">
          <text:p/>
        </draw:connector>
        <draw:custom-shape draw:style-name="gr1" draw:text-style-name="P2" xml:id="id6" draw:id="id6" draw:layer="layout" svg:width="3.593cm" svg:height="2.913cm" svg:x="22.508cm" svg:y="5cm">
          <text:p text:style-name="P1">Gnosis</text:p>
          <text:p text:style-name="P1"><text:span text:style-name="T1">Saf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9.401cm" svg:y1="6.456cm" svg:x2="22.508cm" svg:y2="6.456cm" draw:start-shape="id3" draw:start-glue-point="1" draw:end-shape="id6" draw:end-glue-point="3" svg:d="M19401 6456h3107" svg:viewBox="0 0 3108 1">
          <text:p/>
        </draw:connector>
        <draw:connector draw:style-name="gr3" draw:text-style-name="P3" draw:layer="layout" svg:x1="19.401cm" svg:y1="11.156cm" svg:x2="22.508cm" svg:y2="6.456cm" draw:start-shape="id4" draw:start-glue-point="1" draw:end-shape="id6" draw:end-glue-point="3" svg:d="M19401 11156h1553v-4700h1554" svg:viewBox="0 0 3108 4701">
          <text:p/>
        </draw:connector>
        <draw:frame draw:style-name="gr4" draw:text-style-name="P5" draw:layer="layout" svg:width="5.456cm" svg:height="0.683cm" svg:x="1.707cm" svg:y="3.723cm">
          <draw:text-box>
            <text:p text:style-name="P4"><text:span text:style-name="T2">WAMP DAO </text:span><text:span text:style-name="T3">Admin</text:span><text:span text:style-name="T2"> Multisig</text:span></text:p>
          </draw:text-box>
        </draw:frame>
        <draw:frame draw:style-name="gr5" draw:text-style-name="P5" draw:layer="layout" svg:width="6.31cm" svg:height="1.115cm" svg:x="21.707cm" svg:y="3.724cm">
          <draw:text-box>
            <text:p text:style-name="P4"><text:span text:style-name="T2">WAMP DAO </text:span><text:span text:style-name="T3">Treasury</text:span><text:span text:style-name="T2"> Multisig</text:span></text:p>
          </draw:text-box>
        </draw:frame>
        <draw:frame draw:style-name="gr6" draw:text-style-name="P7" draw:layer="layout" svg:width="2.299cm" svg:height="0.607cm" svg:x="6.45cm" svg:y="5.543cm">
          <draw:text-box>
            <text:p text:style-name="P6"><text:span text:style-name="T4">proposer</text:span></text:p>
          </draw:text-box>
        </draw:frame>
        <draw:frame draw:style-name="gr6" draw:text-style-name="P7" draw:layer="layout" svg:width="2.299cm" svg:height="0.607cm" svg:x="13.112cm" svg:y="5.586cm">
          <draw:text-box>
            <text:p text:style-name="P6"><text:span text:style-name="T4">owner</text:span></text:p>
          </draw:text-box>
        </draw:frame>
        <draw:frame draw:style-name="gr6" draw:text-style-name="P7" draw:layer="layout" svg:width="2.299cm" svg:height="0.607cm" svg:x="20.113cm" svg:y="5.587cm">
          <draw:text-box>
            <text:p text:style-name="P6"><text:span text:style-name="T4">recepient</text:span></text:p>
          </draw:text-box>
        </draw:frame>
        <draw:connector draw:style-name="gr2" draw:text-style-name="P3" draw:layer="layout" draw:line-skew="0.773cm -0.908cm" svg:x1="17.604cm" svg:y1="17.413cm" svg:x2="8.708cm" svg:y2="6.456cm" draw:start-shape="id5" draw:start-glue-point="2" draw:end-shape="id2" draw:end-glue-point="3" svg:d="M17604 17413v1290h-10323v-12247h1427" svg:viewBox="0 0 10324 12248">
          <text:p/>
        </draw:connector>
        <draw:frame draw:style-name="gr7" draw:text-style-name="P8" draw:layer="layout" svg:width="27.7cm" svg:height="0.962cm" svg:x="1cm" svg:y="1cm">
          <draw:text-box>
            <text:p>WAMP DAO - On-chain smart contracts structu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6:22:26.468636749</meta:creation-date>
    <dc:date>2021-12-06T17:04:52.755530919</dc:date>
    <meta:editing-duration>PT42M24S</meta:editing-duration>
    <meta:editing-cycles>6</meta:editing-cycles>
    <meta:generator>LibreOffice/6.4.7.2$Linux_X86_64 LibreOffice_project/40$Build-2</meta:generator>
    <meta:document-statistic meta:object-count="19"/>
  </office:meta>
</office:document-meta>
</file>